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pt" fo:country="PT" officeooo:rsid="000159f1" officeooo:paragraph-rsid="000159f1"/>
    </style:style>
    <style:style style:name="P2" style:family="paragraph" style:parent-style-name="Standard">
      <style:text-properties fo:language="pt" fo:country="PT" officeooo:rsid="00030491" officeooo:paragraph-rsid="000304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df: 3 – RIP</text:p>
      <text:p text:style-name="P1"/>
      <text:p text:style-name="P1">Algorítmos de encaminhamento:</text:p>
      <text:p text:style-name="P1">- Até agora o encaminhamento estático: ip route ….</text:p>
      <text:p text:style-name="P1"/>
      <text:p text:style-name="P1">Encaminhamento dinâmico: RIP (routing information protocol)</text:p>
      <text:p text:style-name="P1">Tipo: distance vector routing protocol <text:s/></text:p>
      <text:p text:style-name="P1"/>
      <text:p text:style-name="P1">Protocolos a estudar:</text:p>
      <text:p text:style-name="P1">RIPv2</text:p>
      <text:p text:style-name="P1">OSPEv2</text:p>
      <text:p text:style-name="P1">BGPv4</text:p>
      <text:p text:style-name="P1"/>
      <text:p text:style-name="P2">RIP</text:p>
      <text:p text:style-name="P2">→ Troca periódica de tabelas de encaminhamento entre vizinhos direto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3-19T19:26:08.925000000</dc:date>
    <meta:editing-duration>PT59M42S</meta:editing-duration>
    <meta:editing-cycles>1</meta:editing-cycles>
    <meta:document-statistic meta:table-count="0" meta:image-count="0" meta:object-count="0" meta:page-count="1" meta:paragraph-count="11" meta:word-count="43" meta:character-count="299" meta:non-whitespace-character-count="264"/>
  </office:meta>
</office:document-meta>
</file>